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метки о прогрессе в верстке страницы.</text:p>
      <text:p text:style-name="P1"><text:tab/></text:p>
      <text:p text:style-name="P1"><text:tab/>Выяснить, почему <text:span text:style-name="T1">sticky</text:span>-скрипт фиксирует ширину <text:span text:style-name="T1">header</text:span><text:span text:style-name="T2">'</text:span>а во втором варианте оного. В первом всё отображалось корректно. Возможно, с этом связан <text:span text:style-name="T2">ul. </text:span>При замене <text:span text:style-name="T2">ul</text:span><text:span text:style-name="T1">-</text:span>на <text:span text:style-name="T2">div header </text:span>масштабируется по ширине коррект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3T16:04:26.25</meta:creation-date>
    <meta:document-statistic meta:table-count="0" meta:image-count="0" meta:object-count="0" meta:page-count="1" meta:paragraph-count="3" meta:word-count="35" meta:character-count="252"/>
    <dc:date>2017-10-03T16:08:53.09</dc:date>
    <meta:editing-duration>PT4M27S</meta:editing-duration>
    <meta:editing-cycles>1</meta:editing-cycles>
    <meta:generator>OpenOffice/4.1.3$Win32 OpenOffice.org_project/413m1$Build-9783</meta:generator>
  </office:meta>
</office:document-meta>
</file>